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6030" officeooo:paragraph-rsid="001b603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b6030" style:font-style-asian="normal" style:font-weight-asian="normal"/>
    </style:style>
    <style:style style:name="T4" style:family="text">
      <style:text-properties fo:language="en" fo:country="US" officeooo:rsid="001c975a"/>
    </style:style>
    <style:style style:name="T5" style:family="text">
      <style:text-properties fo:language="en" fo:country="US" officeooo:rsid="001ca369"/>
    </style:style>
    <style:style style:name="T6" style:family="text">
      <style:text-properties fo:language="en" fo:country="US" officeooo:rsid="001b5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0th</text:span> of <text:span text:style-name="T4">Se</text:span><text:span text:style-name="T5">ptember </text:span>202<text:span text:style-name="T5">5</text:span> under the <text:span text:style-name="T6">48th</text:span> PA Meeting.</text:p>
      <text:p text:style-name="P1"/>
      <text:p text:style-name="P1">The Assembly, recognising the current situation,</text:p>
      <text:p text:style-name="P1"/>
      <text:p text:style-name="P4">Constitutes the need to create a non-binding name for the main continent, continuing on M47-3.</text:p>
      <text:p text:style-name="P4">The proposals to be voted on are Greater Original Azuristan Territory, Azuria, the Azurite continent and Magna Isthmus, Materia Azura, Quercus Robra.</text:p>
      <text:p text:style-name="P1"/>
      <text:p text:style-name="P1">And proceeds.</text:p>
      <text:p text:style-name="P1"/>
      <text:p text:style-name="P1">Signed by,</text:p>
      <text:p text:style-name="P1">Eldegron</text:p>
      <text:p text:style-name="P1">Lunar_Lunatic_</text:p>
      <text:p text:style-name="P1"/>
      <text:p text:style-name="P1"/>
      <text:p text:style-name="P1"/>
      <text:p text:style-name="Standard"><text:span text:style-name="T1">[</text:span><text:span text:style-name="T3">Motion 48-6: </text:span><text:span text:style-name="T2">To name the main contine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21:04:08.590754901</dc:date>
    <meta:editing-duration>PT3M27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1" meta:character-count="466" meta:non-whitespace-character-count="404"/>
  </office:meta>
</office:document-meta>
</file>